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"lodge" to "rokuji", as in "six
o'clock"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"Hmhm~♪ hmhmhmmm~♪"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~♪ hmhmm~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~♪ hmhmmm~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on earth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"Ara, ara, ara!! We appear to have walked in
on a little dispute!!!"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"I'm not the past
me anymore."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"Don't put on a brave
front."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3:23:50+01:00</meta:creation-date>
    <dc:date>2020-02-08T13:2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